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2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0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31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3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34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6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37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9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40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4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45" style:family="table-cell" style:parent-style-name="Default" style:data-style-name="N12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4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4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5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5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5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5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5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5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5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5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5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5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6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6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6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6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67" style:family="table-cell" style:parent-style-name="Default" style:data-style-name="N12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69" style:family="table-cell" style:parent-style-name="Default" style:data-style-name="N122">
      <style:table-cell-properties fo:background-color="#ffdd54"/>
    </style:style>
    <style:style style:name="ce7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7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6'.E12"/>
    </style:style>
    <style:style style:name="ce72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7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74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75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7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77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78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7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8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81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8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83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84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8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8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89" style:family="table-cell" style:parent-style-name="Default" style:data-style-name="N122">
      <style:table-cell-properties fo:border-bottom="0.06pt solid #000000" fo:background-color="#ffc266" fo:border-left="0.06pt solid #000000" fo:border-right="0.06pt solid #000000" fo:border-top="none"/>
    </style:style>
    <style:style style:name="ce9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9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</style:style>
    <style:style style:name="ce9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9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9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9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9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9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9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9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10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10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10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10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10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10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10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107" style:family="table-cell" style:parent-style-name="Default" style:data-style-name="N99"/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10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6'.E4"/>
    </style:style>
    <style:style style:name="ce111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6'.E8"/>
    </style:style>
    <style:style style:name="ce11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13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6'.E12"/>
    </style:style>
    <style:style style:name="ce114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6'.E16"/>
    </style:style>
    <style:style style:name="ce11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16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6'.E20"/>
    </style:style>
    <style:style style:name="ce117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6'.E24"/>
    </style:style>
    <style:style style:name="ce11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19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6'.E28"/>
    </style:style>
    <style:style style:name="ce120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6'.E32"/>
    </style:style>
    <style:style style:name="ce1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22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6'.E36"/>
    </style:style>
    <style:style style:name="ce123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6'.E40"/>
    </style:style>
    <style:style style:name="ce12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25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6'.E44"/>
    </style:style>
    <style:style style:name="ce126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6'.E48"/>
    </style:style>
    <style:style style:name="ce12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2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2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3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3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3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3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3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3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3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3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3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3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4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4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4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4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4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4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4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6'.E4"/>
    </style:style>
    <style:style style:name="ce147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6'.E8"/>
    </style:style>
    <style:style style:name="ce14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49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6'.E12"/>
    </style:style>
    <style:style style:name="ce150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6'.E16"/>
    </style:style>
    <style:style style:name="ce15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52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6'.E20"/>
    </style:style>
    <style:style style:name="ce153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6'.E24"/>
    </style:style>
    <style:style style:name="ce15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55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6'.E28"/>
    </style:style>
    <style:style style:name="ce156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6'.E32"/>
    </style:style>
    <style:style style:name="ce15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58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6'.E36"/>
    </style:style>
    <style:style style:name="ce159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6'.E40"/>
    </style:style>
    <style:style style:name="ce16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61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6'.E44"/>
    </style:style>
    <style:style style:name="ce162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6'.E48"/>
    </style:style>
    <style:style style:name="ce16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6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6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6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6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6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6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7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7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7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7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7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7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7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7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7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7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8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8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18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4'.E4"/>
    </style:style>
    <style:style style:name="ce183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4'.E8"/>
    </style:style>
    <style:style style:name="ce18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185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4'.E12"/>
    </style:style>
    <style:style style:name="ce186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4'.E16"/>
    </style:style>
    <style:style style:name="ce18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188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4'.E20"/>
    </style:style>
    <style:style style:name="ce189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4'.E24"/>
    </style:style>
    <style:style style:name="ce19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191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4'.E28"/>
    </style:style>
    <style:style style:name="ce192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4'.E32"/>
    </style:style>
    <style:style style:name="ce19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194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4'.E36"/>
    </style:style>
    <style:style style:name="ce195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4'.E40"/>
    </style:style>
    <style:style style:name="ce19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197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4'.E44"/>
    </style:style>
    <style:style style:name="ce198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4'.E48"/>
    </style:style>
    <style:style style:name="ce19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0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0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0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0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0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0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0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0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0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0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1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1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1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1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1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1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1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1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218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4'.E4"/>
    </style:style>
    <style:style style:name="ce219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4'.E8"/>
    </style:style>
    <style:style style:name="ce22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22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4'.E12"/>
    </style:style>
    <style:style style:name="ce222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4'.E16"/>
    </style:style>
    <style:style style:name="ce22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224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4'.E20"/>
    </style:style>
    <style:style style:name="ce225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4'.E24"/>
    </style:style>
    <style:style style:name="ce22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227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4'.E28"/>
    </style:style>
    <style:style style:name="ce228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4'.E32"/>
    </style:style>
    <style:style style:name="ce22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230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4'.E36"/>
    </style:style>
    <style:style style:name="ce231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4'.E40"/>
    </style:style>
    <style:style style:name="ce23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233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4'.E44"/>
    </style:style>
    <style:style style:name="ce234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4'.E48"/>
    </style:style>
    <style:style style:name="ce23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3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3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3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3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4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4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4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4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4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4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4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4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4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4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5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5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5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5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54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4'.E4"/>
    </style:style>
    <style:style style:name="ce255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4'.E8"/>
    </style:style>
    <style:style style:name="ce25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5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4'.E12"/>
    </style:style>
    <style:style style:name="ce25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4'.E16"/>
    </style:style>
    <style:style style:name="ce25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6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4'.E20"/>
    </style:style>
    <style:style style:name="ce26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4'.E24"/>
    </style:style>
    <style:style style:name="ce26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6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4'.E28"/>
    </style:style>
    <style:style style:name="ce26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4'.E32"/>
    </style:style>
    <style:style style:name="ce26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26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4'.E36"/>
    </style:style>
    <style:style style:name="ce26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4'.E40"/>
    </style:style>
    <style:style style:name="ce26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26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4'.E44"/>
    </style:style>
    <style:style style:name="ce27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4'.E48"/>
    </style:style>
    <style:style style:name="ce27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27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27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27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27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27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27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27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27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28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28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28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28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28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28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28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28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28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  <style:style style:name="ce28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9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4'.E4"/>
    </style:style>
    <style:style style:name="ce291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4'.E8"/>
    </style:style>
    <style:style style:name="ce29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93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4'.E12"/>
    </style:style>
    <style:style style:name="ce294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4'.E16"/>
    </style:style>
    <style:style style:name="ce29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96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4'.E20"/>
    </style:style>
    <style:style style:name="ce297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4'.E24"/>
    </style:style>
    <style:style style:name="ce29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99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4'.E28"/>
    </style:style>
    <style:style style:name="ce300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4'.E32"/>
    </style:style>
    <style:style style:name="ce30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302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4'.E36"/>
    </style:style>
    <style:style style:name="ce303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4'.E40"/>
    </style:style>
    <style:style style:name="ce30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305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4'.E44"/>
    </style:style>
    <style:style style:name="ce306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4'.E48"/>
    </style:style>
    <style:style style:name="ce30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30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30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31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31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31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31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31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31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31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31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31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31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32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32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32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32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32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199409" calcext:value-type="float">
            <text:p>-0.04199409</text:p>
          </table:table-cell>
          <table:table-cell table:style-name="ce21" office:value-type="float" office:value="0.09864286" calcext:value-type="float">
            <text:p>0.09864286</text:p>
          </table:table-cell>
          <table:table-cell table:style-name="ce43"/>
          <table:table-cell table:style-name="ce65"/>
          <table:table-cell table:style-name="ce8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444504" calcext:value-type="float">
            <text:p>0.04444504</text:p>
          </table:table-cell>
          <table:table-cell table:style-name="ce22" office:value-type="float" office:value="0.03564401" calcext:value-type="float">
            <text:p>0.03564401</text:p>
          </table:table-cell>
          <table:table-cell table:style-name="ce44"/>
          <table:table-cell table:style-name="ce66"/>
          <table:table-cell table:style-name="ce8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750374" calcext:value-type="float">
            <text:p>0.01750374</text:p>
          </table:table-cell>
          <table:table-cell table:style-name="ce22" office:value-type="float" office:value="-0.23459308" calcext:value-type="float">
            <text:p>-0.23459308</text:p>
          </table:table-cell>
          <table:table-cell table:style-name="ce44"/>
          <table:table-cell table:style-name="ce66"/>
          <table:table-cell table:style-name="ce8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24" office:value-type="float" office:value="0.12792622" calcext:value-type="float">
            <text:p>0.12792622</text:p>
          </table:table-cell>
          <table:table-cell table:style-name="ce46"/>
          <table:table-cell table:style-name="ce68"/>
          <table:table-cell table:style-name="ce9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24" office:value-type="float" office:value="-0.24462657" calcext:value-type="float">
            <text:p>-0.24462657</text:p>
          </table:table-cell>
          <table:table-cell table:style-name="ce46"/>
          <table:table-cell table:style-name="ce68"/>
          <table:table-cell table:style-name="ce9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24" office:value-type="float" office:value="-0.14004812" calcext:value-type="float">
            <text:p>-0.14004812</text:p>
          </table:table-cell>
          <table:table-cell table:style-name="ce46"/>
          <table:table-cell table:style-name="ce68"/>
          <table:table-cell table:style-name="ce9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578804" calcext:value-type="float">
            <text:p>0.05788040</text:p>
          </table:table-cell>
          <table:table-cell table:style-name="ce26" office:value-type="float" office:value="-0.01512663" calcext:value-type="float">
            <text:p>-0.01512663</text:p>
          </table:table-cell>
          <table:table-cell table:style-name="ce48"/>
          <table:table-cell table:style-name="ce70"/>
          <table:table-cell table:style-name="ce9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698181" calcext:value-type="float">
            <text:p>0.04698181</text:p>
          </table:table-cell>
          <table:table-cell table:style-name="ce27" office:value-type="float" office:value="0.11508806" calcext:value-type="float">
            <text:p>0.11508806</text:p>
          </table:table-cell>
          <table:table-cell table:style-name="ce49"/>
          <table:table-cell table:style-name="ce71"/>
          <table:table-cell table:style-name="ce9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528549" calcext:value-type="float">
            <text:p>-0.01528549</text:p>
          </table:table-cell>
          <table:table-cell table:style-name="ce27" office:value-type="float" office:value="-0.09307337" calcext:value-type="float">
            <text:p>-0.09307337</text:p>
          </table:table-cell>
          <table:table-cell table:style-name="ce49"/>
          <table:table-cell table:style-name="ce71"/>
          <table:table-cell table:style-name="ce9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28" office:value-type="float" office:value="-0.02999802" calcext:value-type="float">
            <text:p>-0.02999802</text:p>
          </table:table-cell>
          <table:table-cell table:style-name="ce50"/>
          <table:table-cell table:style-name="ce72"/>
          <table:table-cell table:style-name="ce9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28" office:value-type="float" office:value="0.00536467" calcext:value-type="float">
            <text:p>0.00536467</text:p>
          </table:table-cell>
          <table:table-cell table:style-name="ce50"/>
          <table:table-cell table:style-name="ce72"/>
          <table:table-cell table:style-name="ce9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28" office:value-type="float" office:value="-0.14919334" calcext:value-type="float">
            <text:p>-0.14919334</text:p>
          </table:table-cell>
          <table:table-cell table:style-name="ce50"/>
          <table:table-cell table:style-name="ce72"/>
          <table:table-cell table:style-name="ce94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25" table:formula="of:=MAX(0.00000851; 0.00000106; 0.00000002)" office:value-type="float" office:value="0.00000851" calcext:value-type="float">
            <text:p>0.00000851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29" office:value-type="float" office:value="-2.25365287" calcext:value-type="float">
            <text:p>-2.25365287</text:p>
          </table:table-cell>
          <table:table-cell table:style-name="ce51"/>
          <table:table-cell table:style-name="ce73"/>
          <table:table-cell table:style-name="ce9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3.36473759" calcext:value-type="float">
            <text:p>-3.36473759</text:p>
          </table:table-cell>
          <table:table-cell table:style-name="ce52"/>
          <table:table-cell table:style-name="ce74"/>
          <table:table-cell table:style-name="ce9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0.11304421" calcext:value-type="float">
            <text:p>-0.11304421</text:p>
          </table:table-cell>
          <table:table-cell table:style-name="ce52"/>
          <table:table-cell table:style-name="ce74"/>
          <table:table-cell table:style-name="ce9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1" office:value-type="float" office:value="-0.05861624" calcext:value-type="float">
            <text:p>-0.05861624</text:p>
          </table:table-cell>
          <table:table-cell table:style-name="ce53"/>
          <table:table-cell table:style-name="ce75"/>
          <table:table-cell table:style-name="ce9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1" office:value-type="float" office:value="-0.19376078" calcext:value-type="float">
            <text:p>-0.19376078</text:p>
          </table:table-cell>
          <table:table-cell table:style-name="ce53"/>
          <table:table-cell table:style-name="ce75"/>
          <table:table-cell table:style-name="ce9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1" office:value-type="float" office:value="-0.137575" calcext:value-type="float">
            <text:p>-0.13757500</text:p>
          </table:table-cell>
          <table:table-cell table:style-name="ce53"/>
          <table:table-cell table:style-name="ce75"/>
          <table:table-cell table:style-name="ce9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25" table:formula="of:=MAX(0.0001353;  0.00003464;  0.00000002)" office:value-type="float" office:value="0.0001353" calcext:value-type="float">
            <text:p>0.0001353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2311707" calcext:value-type="float">
            <text:p>0.02311707</text:p>
          </table:table-cell>
          <table:table-cell table:style-name="ce32" office:value-type="float" office:value="-1.0437288" calcext:value-type="float">
            <text:p>-1.04372880</text:p>
          </table:table-cell>
          <table:table-cell table:style-name="ce54"/>
          <table:table-cell table:style-name="ce76"/>
          <table:table-cell table:style-name="ce9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819778" calcext:value-type="float">
            <text:p>0.00819778</text:p>
          </table:table-cell>
          <table:table-cell table:style-name="ce33" office:value-type="float" office:value="0.35911112" calcext:value-type="float">
            <text:p>0.35911112</text:p>
          </table:table-cell>
          <table:table-cell table:style-name="ce55"/>
          <table:table-cell table:style-name="ce77"/>
          <table:table-cell table:style-name="ce9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312923" calcext:value-type="float">
            <text:p>0.01312923</text:p>
          </table:table-cell>
          <table:table-cell table:style-name="ce33" office:value-type="float" office:value="-0.13534037" calcext:value-type="float">
            <text:p>-0.13534037</text:p>
          </table:table-cell>
          <table:table-cell table:style-name="ce55"/>
          <table:table-cell table:style-name="ce77"/>
          <table:table-cell table:style-name="ce9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4" office:value-type="float" office:value="0.01669736" calcext:value-type="float">
            <text:p>0.01669736</text:p>
          </table:table-cell>
          <table:table-cell table:style-name="ce56"/>
          <table:table-cell table:style-name="ce78"/>
          <table:table-cell table:style-name="ce10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4" office:value-type="float" office:value="-0.00830808" calcext:value-type="float">
            <text:p>-0.00830808</text:p>
          </table:table-cell>
          <table:table-cell table:style-name="ce56"/>
          <table:table-cell table:style-name="ce78"/>
          <table:table-cell table:style-name="ce10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4" office:value-type="float" office:value="0.03436319" calcext:value-type="float">
            <text:p>0.03436319</text:p>
          </table:table-cell>
          <table:table-cell table:style-name="ce56"/>
          <table:table-cell table:style-name="ce78"/>
          <table:table-cell table:style-name="ce10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0502396" calcext:value-type="float">
            <text:p>-0.00502396</text:p>
          </table:table-cell>
          <table:table-cell table:style-name="ce35" office:value-type="float" office:value="-0.08984794" calcext:value-type="float">
            <text:p>-0.08984794</text:p>
          </table:table-cell>
          <table:table-cell table:style-name="ce57"/>
          <table:table-cell table:style-name="ce79"/>
          <table:table-cell table:style-name="ce10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120544" calcext:value-type="float">
            <text:p>0.00120544</text:p>
          </table:table-cell>
          <table:table-cell table:style-name="ce36" office:value-type="float" office:value="0.17435764" calcext:value-type="float">
            <text:p>0.17435764</text:p>
          </table:table-cell>
          <table:table-cell table:style-name="ce58"/>
          <table:table-cell table:style-name="ce80"/>
          <table:table-cell table:style-name="ce10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315659" calcext:value-type="float">
            <text:p>0.08315659</text:p>
          </table:table-cell>
          <table:table-cell table:style-name="ce36" office:value-type="float" office:value="0.01461246" calcext:value-type="float">
            <text:p>0.01461246</text:p>
          </table:table-cell>
          <table:table-cell table:style-name="ce58"/>
          <table:table-cell table:style-name="ce80"/>
          <table:table-cell table:style-name="ce10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7" office:value-type="float" office:value="-0.04716166" calcext:value-type="float">
            <text:p>-0.04716166</text:p>
          </table:table-cell>
          <table:table-cell table:style-name="ce59"/>
          <table:table-cell table:style-name="ce81"/>
          <table:table-cell table:style-name="ce10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7" table:formula="of:=-0.03807418 -0.03992708" office:value-type="float" office:value="-0.07800126" calcext:value-type="float">
            <text:p>-0.07800126</text:p>
          </table:table-cell>
          <table:table-cell table:style-name="ce59"/>
          <table:table-cell table:style-name="ce81"/>
          <table:table-cell table:style-name="ce10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7" office:value-type="float" office:value="-0.03992708" calcext:value-type="float">
            <text:p>-0.03992708</text:p>
          </table:table-cell>
          <table:table-cell table:style-name="ce59"/>
          <table:table-cell table:style-name="ce81"/>
          <table:table-cell table:style-name="ce10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31462097" calcext:value-type="float">
            <text:p>0.31462097</text:p>
          </table:table-cell>
          <table:table-cell table:style-name="ce38" office:value-type="float" office:value="0.3589716" calcext:value-type="float">
            <text:p>0.35897160</text:p>
          </table:table-cell>
          <table:table-cell table:style-name="ce60"/>
          <table:table-cell table:style-name="ce82"/>
          <table:table-cell table:style-name="ce10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929474" calcext:value-type="float">
            <text:p>-0.01929474</text:p>
          </table:table-cell>
          <table:table-cell table:style-name="ce39" office:value-type="float" office:value="0.01135238" calcext:value-type="float">
            <text:p>0.01135238</text:p>
          </table:table-cell>
          <table:table-cell table:style-name="ce61"/>
          <table:table-cell table:style-name="ce83"/>
          <table:table-cell table:style-name="ce10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3573704" calcext:value-type="float">
            <text:p>-0.03573704</text:p>
          </table:table-cell>
          <table:table-cell table:style-name="ce39" office:value-type="float" office:value="-0.10182163" calcext:value-type="float">
            <text:p>-0.10182163</text:p>
          </table:table-cell>
          <table:table-cell table:style-name="ce61"/>
          <table:table-cell table:style-name="ce83"/>
          <table:table-cell table:style-name="ce10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5511093" calcext:value-type="float">
            <text:p>0.05511093</text:p>
          </table:table-cell>
          <table:table-cell table:style-name="ce40" office:value-type="float" office:value="-0.174059" calcext:value-type="float">
            <text:p>-0.17405900</text:p>
          </table:table-cell>
          <table:table-cell table:style-name="ce62"/>
          <table:table-cell table:style-name="ce84"/>
          <table:table-cell table:style-name="ce10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40" office:value-type="float" office:value="0.14075322" calcext:value-type="float">
            <text:p>0.14075322</text:p>
          </table:table-cell>
          <table:table-cell table:style-name="ce62"/>
          <table:table-cell table:style-name="ce84"/>
          <table:table-cell table:style-name="ce10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40" office:value-type="float" office:value="-0.16364951" calcext:value-type="float">
            <text:p>-0.16364951</text:p>
          </table:table-cell>
          <table:table-cell table:style-name="ce62"/>
          <table:table-cell table:style-name="ce84"/>
          <table:table-cell table:style-name="ce10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0381034" calcext:value-type="float">
            <text:p>0.0381034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6'.E4:'DIM aligned to ALS16'.H6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8:'DIM aligned to ALS16'.H10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20:'DIM aligned to ALS16'.H22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28:'DIM aligned to ALS16'.H30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36:'DIM aligned to ALS16'.H38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44:'DIM aligned to ALS16'.H46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12:'DIM aligned to ALS16'.H14">
            <calcext:condition calcext:apply-style-name="Untitled1" calcext:value="formula-is(ABS([.E12] - [.$D12]) &gt; 0.2)" calcext:base-cell-address="'DIM aligned to ALS16'.E12"/>
          </calcext:conditional-format>
          <calcext:conditional-format calcext:target-range-address="'DIM aligned to ALS16'.E16:'DIM aligned to ALS16'.H18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24:'DIM aligned to ALS16'.H26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32:'DIM aligned to ALS16'.H34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40:'DIM aligned to ALS16'.H42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48:'DIM aligned to ALS16'.H50">
            <calcext:condition calcext:apply-style-name="Untitled1" calcext:value="formula-is(ABS([.E8] - [.$D8]) &gt; 0.2)" calcext:base-cell-address="'DIM aligned to ALS16'.E8"/>
          </calcext:conditional-format>
        </calcext:conditional-formats>
      </table:table>
      <table:table table:name="ALS16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9"/>
          <table:table-cell table:style-name="ce127"/>
          <table:table-cell table:style-name="ce145"/>
          <table:table-cell table:style-name="ce16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12" office:value-type="float" office:value="0.34429442" calcext:value-type="float">
            <text:p>0.34429442</text:p>
          </table:table-cell>
          <table:table-cell table:style-name="ce130"/>
          <table:table-cell table:style-name="ce148"/>
          <table:table-cell table:style-name="ce16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13" office:value-type="float" office:value="-0.05473916" calcext:value-type="float">
            <text:p>-0.05473916</text:p>
          </table:table-cell>
          <table:table-cell table:style-name="ce131"/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13" office:value-type="float" office:value="-0.00426233" calcext:value-type="float">
            <text:p>-0.00426233</text:p>
          </table:table-cell>
          <table:table-cell table:style-name="ce131"/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5"/>
          <table:table-cell table:style-name="ce133"/>
          <table:table-cell table:style-name="ce151"/>
          <table:table-cell table:style-name="ce16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8"/>
          <table:table-cell table:style-name="ce136"/>
          <table:table-cell table:style-name="ce154"/>
          <table:table-cell table:style-name="ce17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1"/>
          <table:table-cell table:style-name="ce139"/>
          <table:table-cell table:style-name="ce157"/>
          <table:table-cell table:style-name="ce17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4"/>
          <table:table-cell table:style-name="ce142"/>
          <table:table-cell table:style-name="ce160"/>
          <table:table-cell table:style-name="ce17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6'.E4:'ALS16 aligned to ALS16'.H6">
            <calcext:condition calcext:apply-style-name="Untitled1" calcext:value="formula-is(ABS([.E4] - [.$D4]) &gt; 0.2)" calcext:base-cell-address="'ALS16 aligned to ALS16'.E4"/>
          </calcext:conditional-format>
          <calcext:conditional-format calcext:target-range-address="'ALS16 aligned to ALS16'.E8:'ALS16 aligned to ALS16'.H10">
            <calcext:condition calcext:apply-style-name="Untitled1" calcext:value="formula-is(ABS([.E8] - [.$D8]) &gt; 0.2)" calcext:base-cell-address="'ALS16 aligned to ALS16'.E8"/>
          </calcext:conditional-format>
          <calcext:conditional-format calcext:target-range-address="'ALS16 aligned to ALS16'.E20:'ALS16 aligned to ALS16'.H22">
            <calcext:condition calcext:apply-style-name="Untitled1" calcext:value="formula-is(ABS([.E20] - [.$D20]) &gt; 0.2)" calcext:base-cell-address="'ALS16 aligned to ALS16'.E20"/>
          </calcext:conditional-format>
          <calcext:conditional-format calcext:target-range-address="'ALS16 aligned to ALS16'.E28:'ALS16 aligned to ALS16'.H30">
            <calcext:condition calcext:apply-style-name="Untitled1" calcext:value="formula-is(ABS([.E28] - [.$D28]) &gt; 0.2)" calcext:base-cell-address="'ALS16 aligned to ALS16'.E28"/>
          </calcext:conditional-format>
          <calcext:conditional-format calcext:target-range-address="'ALS16 aligned to ALS16'.E36:'ALS16 aligned to ALS16'.H38">
            <calcext:condition calcext:apply-style-name="Untitled1" calcext:value="formula-is(ABS([.E36] - [.$D36]) &gt; 0.2)" calcext:base-cell-address="'ALS16 aligned to ALS16'.E36"/>
          </calcext:conditional-format>
          <calcext:conditional-format calcext:target-range-address="'ALS16 aligned to ALS16'.E44:'ALS16 aligned to ALS16'.H46">
            <calcext:condition calcext:apply-style-name="Untitled1" calcext:value="formula-is(ABS([.E44] - [.$D44]) &gt; 0.2)" calcext:base-cell-address="'ALS16 aligned to ALS16'.E44"/>
          </calcext:conditional-format>
          <calcext:conditional-format calcext:target-range-address="'ALS16 aligned to ALS16'.E12:'ALS16 aligned to ALS16'.H14">
            <calcext:condition calcext:apply-style-name="Untitled1" calcext:value="formula-is(ABS([.E12] - [.$D12]) &gt; 0.2)" calcext:base-cell-address="'ALS16 aligned to ALS16'.E12"/>
          </calcext:conditional-format>
          <calcext:conditional-format calcext:target-range-address="'ALS16 aligned to ALS16'.E16:'ALS16 aligned to ALS16'.H18">
            <calcext:condition calcext:apply-style-name="Untitled1" calcext:value="formula-is(ABS([.E16] - [.$D16]) &gt; 0.2)" calcext:base-cell-address="'ALS16 aligned to ALS16'.E16"/>
          </calcext:conditional-format>
          <calcext:conditional-format calcext:target-range-address="'ALS16 aligned to ALS16'.E24:'ALS16 aligned to ALS16'.H26">
            <calcext:condition calcext:apply-style-name="Untitled1" calcext:value="formula-is(ABS([.E24] - [.$D24]) &gt; 0.2)" calcext:base-cell-address="'ALS16 aligned to ALS16'.E24"/>
          </calcext:conditional-format>
          <calcext:conditional-format calcext:target-range-address="'ALS16 aligned to ALS16'.E32:'ALS16 aligned to ALS16'.H34">
            <calcext:condition calcext:apply-style-name="Untitled1" calcext:value="formula-is(ABS([.E32] - [.$D32]) &gt; 0.2)" calcext:base-cell-address="'ALS16 aligned to ALS16'.E32"/>
          </calcext:conditional-format>
          <calcext:conditional-format calcext:target-range-address="'ALS16 aligned to ALS16'.E40:'ALS16 aligned to ALS16'.H42">
            <calcext:condition calcext:apply-style-name="Untitled1" calcext:value="formula-is(ABS([.E40] - [.$D40]) &gt; 0.2)" calcext:base-cell-address="'ALS16 aligned to ALS16'.E40"/>
          </calcext:conditional-format>
          <calcext:conditional-format calcext:target-range-address="'ALS16 aligned to ALS16'.E48:'ALS16 aligned to ALS16'.H50">
            <calcext:condition calcext:apply-style-name="Untitled1" calcext:value="formula-is(ABS([.E48] - [.$D48]) &gt; 0.2)" calcext:base-cell-address="'ALS16 aligned to ALS16'.E48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1"/>
          <table:table-cell table:style-name="ce199"/>
          <table:table-cell table:style-name="ce217"/>
          <table:table-cell table:style-name="ce23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184" office:value-type="float" office:value="-8.11195657" calcext:value-type="float">
            <text:p>-8.11195657</text:p>
          </table:table-cell>
          <table:table-cell table:style-name="ce202"/>
          <table:table-cell table:style-name="ce220"/>
          <table:table-cell table:style-name="ce23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185" office:value-type="float" office:value="2.9271886" calcext:value-type="float">
            <text:p>2.92718860</text:p>
          </table:table-cell>
          <table:table-cell table:style-name="ce203"/>
          <table:table-cell table:style-name="ce221"/>
          <table:table-cell table:style-name="ce23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185" office:value-type="float" office:value="-0.3169173" calcext:value-type="float">
            <text:p>-0.31691730</text:p>
          </table:table-cell>
          <table:table-cell table:style-name="ce203"/>
          <table:table-cell table:style-name="ce221"/>
          <table:table-cell table:style-name="ce23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7"/>
          <table:table-cell table:style-name="ce205"/>
          <table:table-cell table:style-name="ce223"/>
          <table:table-cell table:style-name="ce24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189" office:value-type="float" office:value="-0.01119095" calcext:value-type="float">
            <text:p>-0.01119095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189" office:value-type="float" office:value="-0.18303436" calcext:value-type="float">
            <text:p>-0.18303436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189" office:value-type="float" office:value="0.80700484" calcext:value-type="float">
            <text:p>0.80700484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table:formula="of:=MAX(0.00002504; 0.00000002; 0.00000003)" office:value-type="float" office:value="0.00002504" calcext:value-type="float">
            <text:p>0.00002504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0"/>
          <table:table-cell table:style-name="ce208"/>
          <table:table-cell table:style-name="ce226"/>
          <table:table-cell table:style-name="ce24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3"/>
          <table:table-cell table:style-name="ce211"/>
          <table:table-cell table:style-name="ce229"/>
          <table:table-cell table:style-name="ce24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6"/>
          <table:table-cell table:style-name="ce214"/>
          <table:table-cell table:style-name="ce232"/>
          <table:table-cell table:style-name="ce25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4'.E4:'ALS16 aligned to ALS14'.H6">
            <calcext:condition calcext:apply-style-name="Untitled1" calcext:value="formula-is(ABS([.E4] - [.$D4]) &gt; 0.2)" calcext:base-cell-address="'DIM aligned to ALS14'.E4"/>
          </calcext:conditional-format>
          <calcext:conditional-format calcext:target-range-address="'ALS16 aligned to ALS14'.E8:'ALS16 aligned to ALS14'.H10">
            <calcext:condition calcext:apply-style-name="Untitled1" calcext:value="formula-is(ABS([.E8] - [.$D8]) &gt; 0.2)" calcext:base-cell-address="'DIM aligned to ALS14'.E8"/>
          </calcext:conditional-format>
          <calcext:conditional-format calcext:target-range-address="'ALS16 aligned to ALS14'.E20:'ALS16 aligned to ALS14'.H22">
            <calcext:condition calcext:apply-style-name="Untitled1" calcext:value="formula-is(ABS([.E20] - [.$D20]) &gt; 0.2)" calcext:base-cell-address="'DIM aligned to ALS14'.E20"/>
          </calcext:conditional-format>
          <calcext:conditional-format calcext:target-range-address="'ALS16 aligned to ALS14'.E28:'ALS16 aligned to ALS14'.H30">
            <calcext:condition calcext:apply-style-name="Untitled1" calcext:value="formula-is(ABS([.E28] - [.$D28]) &gt; 0.2)" calcext:base-cell-address="'DIM aligned to ALS14'.E28"/>
          </calcext:conditional-format>
          <calcext:conditional-format calcext:target-range-address="'ALS16 aligned to ALS14'.E36:'ALS16 aligned to ALS14'.H38">
            <calcext:condition calcext:apply-style-name="Untitled1" calcext:value="formula-is(ABS([.E36] - [.$D36]) &gt; 0.2)" calcext:base-cell-address="'DIM aligned to ALS14'.E36"/>
          </calcext:conditional-format>
          <calcext:conditional-format calcext:target-range-address="'ALS16 aligned to ALS14'.E44:'ALS16 aligned to ALS14'.H46">
            <calcext:condition calcext:apply-style-name="Untitled1" calcext:value="formula-is(ABS([.E44] - [.$D44]) &gt; 0.2)" calcext:base-cell-address="'DIM aligned to ALS14'.E44"/>
          </calcext:conditional-format>
          <calcext:conditional-format calcext:target-range-address="'ALS16 aligned to ALS14'.E12:'ALS16 aligned to ALS14'.H14">
            <calcext:condition calcext:apply-style-name="Untitled1" calcext:value="formula-is(ABS([.E12] - [.$D12]) &gt; 0.2)" calcext:base-cell-address="'DIM aligned to ALS14'.E12"/>
          </calcext:conditional-format>
          <calcext:conditional-format calcext:target-range-address="'ALS16 aligned to ALS14'.E16:'ALS16 aligned to ALS14'.H18">
            <calcext:condition calcext:apply-style-name="Untitled1" calcext:value="formula-is(ABS([.E16] - [.$D16]) &gt; 0.2)" calcext:base-cell-address="'DIM aligned to ALS14'.E16"/>
          </calcext:conditional-format>
          <calcext:conditional-format calcext:target-range-address="'ALS16 aligned to ALS14'.E24:'ALS16 aligned to ALS14'.H26">
            <calcext:condition calcext:apply-style-name="Untitled1" calcext:value="formula-is(ABS([.E24] - [.$D24]) &gt; 0.2)" calcext:base-cell-address="'DIM aligned to ALS14'.E24"/>
          </calcext:conditional-format>
          <calcext:conditional-format calcext:target-range-address="'ALS16 aligned to ALS14'.E32:'ALS16 aligned to ALS14'.H34">
            <calcext:condition calcext:apply-style-name="Untitled1" calcext:value="formula-is(ABS([.E32] - [.$D32]) &gt; 0.2)" calcext:base-cell-address="'DIM aligned to ALS14'.E32"/>
          </calcext:conditional-format>
          <calcext:conditional-format calcext:target-range-address="'ALS16 aligned to ALS14'.E40:'ALS16 aligned to ALS14'.H42">
            <calcext:condition calcext:apply-style-name="Untitled1" calcext:value="formula-is(ABS([.E40] - [.$D40]) &gt; 0.2)" calcext:base-cell-address="'DIM aligned to ALS14'.E40"/>
          </calcext:conditional-format>
          <calcext:conditional-format calcext:target-range-address="'ALS16 aligned to ALS14'.E48:'ALS16 aligned to ALS14'.H50">
            <calcext:condition calcext:apply-style-name="Untitled1" calcext:value="formula-is(ABS([.E48] - [.$D48]) &gt; 0.2)" calcext:base-cell-address="'DIM aligned to ALS14'.E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3"/>
          <table:table-cell table:style-name="ce271"/>
          <table:table-cell table:style-name="ce289"/>
          <table:table-cell table:style-name="ce30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56" office:value-type="float" office:value="-8.47712255" calcext:value-type="float">
            <text:p>-8.47712255</text:p>
          </table:table-cell>
          <table:table-cell table:style-name="ce274"/>
          <table:table-cell table:style-name="ce292"/>
          <table:table-cell table:style-name="ce31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57" office:value-type="float" office:value="1.58571202" calcext:value-type="float">
            <text:p>1.58571202</text:p>
          </table:table-cell>
          <table:table-cell table:style-name="ce275"/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57" office:value-type="float" office:value="-0.61282978" calcext:value-type="float">
            <text:p>-0.61282978</text:p>
          </table:table-cell>
          <table:table-cell table:style-name="ce275"/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9"/>
          <table:table-cell table:style-name="ce277"/>
          <table:table-cell table:style-name="ce295"/>
          <table:table-cell table:style-name="ce31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61" office:value-type="float" office:value="0.48469832" calcext:value-type="float">
            <text:p>0.48469832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61" office:value-type="float" office:value="-0.56654584" calcext:value-type="float">
            <text:p>-0.56654584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61" office:value-type="float" office:value="0.66713481" calcext:value-type="float">
            <text:p>0.66713481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2"/>
          <table:table-cell table:style-name="ce280"/>
          <table:table-cell table:style-name="ce298"/>
          <table:table-cell table:style-name="ce31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5"/>
          <table:table-cell table:style-name="ce283"/>
          <table:table-cell table:style-name="ce301"/>
          <table:table-cell table:style-name="ce31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8"/>
          <table:table-cell table:style-name="ce286"/>
          <table:table-cell table:style-name="ce304"/>
          <table:table-cell table:style-name="ce32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4'.E4:'DIM aligned to ALS14'.H6">
            <calcext:condition calcext:apply-style-name="Untitled1" calcext:value="formula-is(ABS([.E4] - [.$D4]) &gt; 0.2)" calcext:base-cell-address="'ALS16 aligned to ALS14'.E4"/>
          </calcext:conditional-format>
          <calcext:conditional-format calcext:target-range-address="'DIM aligned to ALS14'.E8:'DIM aligned to ALS14'.H10">
            <calcext:condition calcext:apply-style-name="Untitled1" calcext:value="formula-is(ABS([.E8] - [.$D8]) &gt; 0.2)" calcext:base-cell-address="'ALS16 aligned to ALS14'.E8"/>
          </calcext:conditional-format>
          <calcext:conditional-format calcext:target-range-address="'DIM aligned to ALS14'.E20:'DIM aligned to ALS14'.H22">
            <calcext:condition calcext:apply-style-name="Untitled1" calcext:value="formula-is(ABS([.E20] - [.$D20]) &gt; 0.2)" calcext:base-cell-address="'ALS16 aligned to ALS14'.E20"/>
          </calcext:conditional-format>
          <calcext:conditional-format calcext:target-range-address="'DIM aligned to ALS14'.E28:'DIM aligned to ALS14'.H30">
            <calcext:condition calcext:apply-style-name="Untitled1" calcext:value="formula-is(ABS([.E28] - [.$D28]) &gt; 0.2)" calcext:base-cell-address="'ALS16 aligned to ALS14'.E28"/>
          </calcext:conditional-format>
          <calcext:conditional-format calcext:target-range-address="'DIM aligned to ALS14'.E36:'DIM aligned to ALS14'.H38">
            <calcext:condition calcext:apply-style-name="Untitled1" calcext:value="formula-is(ABS([.E36] - [.$D36]) &gt; 0.2)" calcext:base-cell-address="'ALS16 aligned to ALS14'.E36"/>
          </calcext:conditional-format>
          <calcext:conditional-format calcext:target-range-address="'DIM aligned to ALS14'.E44:'DIM aligned to ALS14'.H46">
            <calcext:condition calcext:apply-style-name="Untitled1" calcext:value="formula-is(ABS([.E44] - [.$D44]) &gt; 0.2)" calcext:base-cell-address="'ALS16 aligned to ALS14'.E44"/>
          </calcext:conditional-format>
          <calcext:conditional-format calcext:target-range-address="'DIM aligned to ALS14'.E12:'DIM aligned to ALS14'.H14">
            <calcext:condition calcext:apply-style-name="Untitled1" calcext:value="formula-is(ABS([.E12] - [.$D12]) &gt; 0.2)" calcext:base-cell-address="'ALS16 aligned to ALS14'.E12"/>
          </calcext:conditional-format>
          <calcext:conditional-format calcext:target-range-address="'DIM aligned to ALS14'.E16:'DIM aligned to ALS14'.H18">
            <calcext:condition calcext:apply-style-name="Untitled1" calcext:value="formula-is(ABS([.E16] - [.$D16]) &gt; 0.2)" calcext:base-cell-address="'ALS16 aligned to ALS14'.E16"/>
          </calcext:conditional-format>
          <calcext:conditional-format calcext:target-range-address="'DIM aligned to ALS14'.E24:'DIM aligned to ALS14'.H26">
            <calcext:condition calcext:apply-style-name="Untitled1" calcext:value="formula-is(ABS([.E24] - [.$D24]) &gt; 0.2)" calcext:base-cell-address="'ALS16 aligned to ALS14'.E24"/>
          </calcext:conditional-format>
          <calcext:conditional-format calcext:target-range-address="'DIM aligned to ALS14'.E32:'DIM aligned to ALS14'.H34">
            <calcext:condition calcext:apply-style-name="Untitled1" calcext:value="formula-is(ABS([.E32] - [.$D32]) &gt; 0.2)" calcext:base-cell-address="'ALS16 aligned to ALS14'.E32"/>
          </calcext:conditional-format>
          <calcext:conditional-format calcext:target-range-address="'DIM aligned to ALS14'.E40:'DIM aligned to ALS14'.H42">
            <calcext:condition calcext:apply-style-name="Untitled1" calcext:value="formula-is(ABS([.E40] - [.$D40]) &gt; 0.2)" calcext:base-cell-address="'ALS16 aligned to ALS14'.E40"/>
          </calcext:conditional-format>
          <calcext:conditional-format calcext:target-range-address="'DIM aligned to ALS14'.E48:'DIM aligned to ALS14'.H50">
            <calcext:condition calcext:apply-style-name="Untitled1" calcext:value="formula-is(ABS([.E48] - [.$D48]) &gt; 0.2)" calcext:base-cell-address="'ALS16 aligned to ALS14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23:40.167664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6-12T16:29:23.238891087</dc:date>
    <meta:editing-duration>PT59M55S</meta:editing-duration>
    <meta:editing-cycles>17</meta:editing-cycles>
    <meta:generator>LibreOffice/5.1.6.2$Linux_X86_64 LibreOffice_project/10m0$Build-2</meta:generator>
    <meta:document-statistic meta:table-count="4" meta:cell-count="400" meta:object-count="0"/>
  </office:meta>
</office:document-meta>
</file>